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0.104cm" fo:min-width="0.35cm"/>
    </style:style>
    <style:style style:name="gr2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0.104cm" fo:min-width="0.35cm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-color="#000000" draw:textarea-horizontal-align="justify" draw:textarea-vertical-align="middle" draw:auto-grow-height="false" fo:min-height="0.732cm" fo:min-width="2.371cm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0.598cm" fo:min-width="0.403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0.686cm" fo:min-width="0.06cm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0.11cm" fo:min-width="0.097cm"/>
    </style:style>
    <style:style style:name="gr11" style:family="graphic" style:parent-style-name="standard">
      <style:graphic-properties draw:stroke="none" draw:fill-color="#000000" draw:textarea-horizontal-align="justify" draw:textarea-vertical-align="middle" draw:auto-grow-height="false" fo:min-height="0.113cm" fo:min-width="0.393cm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.014cm" fo:min-width="0.746cm"/>
    </style:style>
    <style:style style:name="gr13" style:family="graphic" style:parent-style-name="standard">
      <style:graphic-properties draw:stroke="none" draw:fill-color="#000000" draw:textarea-horizontal-align="justify" draw:textarea-vertical-align="middle" draw:auto-grow-height="false" fo:min-height="0.012cm" fo:min-width="0.142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014cm" fo:min-width="0cm"/>
    </style:style>
    <style:style style:name="gr15" style:family="graphic" style:parent-style-name="standard">
      <style:graphic-properties draw:stroke="none" draw:fill-color="#000000" draw:textarea-horizontal-align="justify" draw:textarea-vertical-align="middle" draw:auto-grow-height="false" fo:min-height="0.185cm" fo:min-width="0.336cm"/>
    </style:style>
    <style:style style:name="gr16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7" style:family="graphic" style:parent-style-name="measure" style:list-style-name="L1">
      <style:graphic-properties draw:textarea-vertical-align="middle" draw:line-distance="1.735cm" draw:placing="above"/>
    </style:style>
    <style:style style:name="gr18" style:family="graphic" style:parent-style-name="standard">
      <style:graphic-properties draw:stroke="none" draw:fill-color="#ffcc99" draw:textarea-horizontal-align="justify" draw:textarea-vertical-align="middle" draw:auto-grow-height="false" fo:min-height="0.104cm" fo:min-width="0.35cm"/>
    </style:style>
    <style:style style:name="gr19" style:family="graphic" style:parent-style-name="standard">
      <style:graphic-properties draw:stroke="none" draw:fill-color="#ffcc99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dash" draw:stroke-dash="Fine_20_Dashed" svg:stroke-color="#808080" draw:marker-start="Arrow" draw:marker-start-width="0.3cm" draw:marker-end="Arrow" draw:marker-end-width="0.3cm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5cm" fo:min-width="0.57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5cm" fo:min-width="0.59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5cm" fo:min-width="0.84cm"/>
    </style:style>
    <style:style style:name="gr24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0.459cm"/>
    </style:style>
    <style:style style:name="gr26" style:family="graphic" style:parent-style-name="standard">
      <style:graphic-properties draw:stroke="dash" draw:stroke-dash="Ultrafine_20_Dashed" svg:stroke-color="#000000" draw:fill="solid" draw:fill-color="#ffffff" draw:textarea-horizontal-align="left" draw:auto-grow-height="true" draw:auto-grow-width="true" fo:min-height="0.915cm" fo:min-width="3.5cm" draw:shadow="visible"/>
    </style:style>
    <style:style style:name="gr27" style:family="graphic" style:parent-style-name="standard">
      <style:graphic-properties draw:stroke="none" draw:fill-color="#c0c0c0" draw:textarea-horizontal-align="justify" draw:textarea-vertical-align="middle" draw:auto-grow-height="false" fo:min-height="0.446cm" fo:min-width="1.531cm"/>
    </style:style>
    <style:style style:name="gr28" style:family="graphic" style:parent-style-name="standard">
      <style:graphic-properties draw:stroke="none" draw:fill-color="#c0c0c0" draw:textarea-horizontal-align="justify" draw:textarea-vertical-align="middle" draw:auto-grow-height="false" fo:min-height="0.033cm" fo:min-width="0cm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0.062cm" fo:min-width="0cm"/>
    </style:style>
    <style:style style:name="gr30" style:family="graphic" style:parent-style-name="standard">
      <style:graphic-properties draw:stroke="none" draw:fill-color="#c0c0c0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stroke="none" draw:fill-color="#c0c0c0" draw:textarea-horizontal-align="justify" draw:textarea-vertical-align="middle" draw:auto-grow-height="false" fo:min-height="0cm" fo:min-width="0.286cm"/>
    </style:style>
    <style:style style:name="gr32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stroke="none" draw:fill-color="#c0c0c0" draw:textarea-horizontal-align="justify" draw:textarea-vertical-align="middle" draw:auto-grow-height="false" fo:min-height="0.185cm" fo:min-width="0.33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92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5cm" fo:min-width="0.493cm"/>
    </style:style>
    <style:style style:name="gr36" style:family="graphic" style:parent-style-name="standard">
      <style:graphic-properties draw:stroke="none" draw:fill-color="#000000" draw:textarea-horizontal-align="justify" draw:textarea-vertical-align="middle" draw:auto-grow-height="false" fo:min-height="0.446cm" fo:min-width="1.531cm"/>
    </style:style>
    <style:style style:name="gr37" style:family="graphic" style:parent-style-name="standard">
      <style:graphic-properties draw:stroke="none" draw:fill-color="#000000" draw:textarea-horizontal-align="justify" draw:textarea-vertical-align="middle" draw:auto-grow-height="false" fo:min-height="0.033cm" fo:min-width="0cm"/>
    </style:style>
    <style:style style:name="gr38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.286cm"/>
    </style:style>
    <style:style style:name="gr39" style:family="graphic" style:parent-style-name="standard">
      <style:graphic-properties draw:stroke="none" draw:fill-color="#c0c0c0" draw:textarea-horizontal-align="justify" draw:textarea-vertical-align="middle" draw:auto-grow-height="false" fo:min-height="0.732cm" fo:min-width="2.371cm"/>
    </style:style>
    <style:style style:name="gr40" style:family="graphic" style:parent-style-name="standard">
      <style:graphic-properties draw:stroke="none" draw:fill-color="#c0c0c0" draw:textarea-horizontal-align="justify" draw:textarea-vertical-align="middle" draw:auto-grow-height="false" fo:min-height="0.598cm" fo:min-width="0.403cm"/>
    </style:style>
    <style:style style:name="gr41" style:family="graphic" style:parent-style-name="standard">
      <style:graphic-properties draw:stroke="none" draw:fill-color="#c0c0c0" draw:textarea-horizontal-align="justify" draw:textarea-vertical-align="middle" draw:auto-grow-height="false" fo:min-height="0.11cm" fo:min-width="0.097cm"/>
    </style:style>
    <style:style style:name="gr42" style:family="graphic" style:parent-style-name="standard">
      <style:graphic-properties draw:stroke="none" draw:fill-color="#c0c0c0" draw:textarea-horizontal-align="justify" draw:textarea-vertical-align="middle" draw:auto-grow-height="false" fo:min-height="0.113cm" fo:min-width="0.393cm"/>
    </style:style>
    <style:style style:name="gr43" style:family="graphic" style:parent-style-name="standard">
      <style:graphic-properties draw:stroke="none" draw:fill-color="#c0c0c0" draw:textarea-horizontal-align="justify" draw:textarea-vertical-align="middle" draw:auto-grow-height="false" fo:min-height="0.014cm" fo:min-width="0.746cm"/>
    </style:style>
    <style:style style:name="gr44" style:family="graphic" style:parent-style-name="standard">
      <style:graphic-properties draw:stroke="none" draw:fill-color="#c0c0c0" draw:textarea-horizontal-align="justify" draw:textarea-vertical-align="middle" draw:auto-grow-height="false" fo:min-height="0.012cm" fo:min-width="0.142cm"/>
    </style:style>
    <style:style style:name="gr45" style:family="graphic" style:parent-style-name="measure" style:list-style-name="L1">
      <style:graphic-properties draw:textarea-vertical-align="middle" draw:line-distance="1.56cm" draw:placing="below"/>
    </style:style>
    <style:style style:name="gr46" style:family="graphic" style:parent-style-name="standard">
      <style:graphic-properties draw:stroke="dash" draw:stroke-dash="Ultrafine_20_Dashed" svg:stroke-color="#000000" draw:fill="solid" draw:fill-color="#ffffff" draw:textarea-horizontal-align="left" draw:auto-grow-height="true" draw:auto-grow-width="true" fo:min-height="0.915cm" fo:min-width="4.185cm" draw:shadow="visib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483cm"/>
    </style:style>
    <style:style style:name="gr48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false" fo:min-height="0.708cm" fo:min-width="0.408cm" draw:shadow="hidden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cc99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style:font-name="Liberation Serif" fo:font-style="italic" style:font-style-asian="italic" style:font-style-complex="italic"/>
    </style:style>
    <style:style style:name="P9" style:family="paragraph">
      <loext:graphic-properties draw:fill="solid" draw:fill-color="#000000"/>
      <style:paragraph-properties fo:text-align="center"/>
      <style:text-properties style:font-name="Liberation Serif" fo:font-style="italic" style:font-style-asian="italic" style:font-style-complex="italic"/>
    </style:style>
    <style:style style:name="P10" style:family="paragraph">
      <loext:graphic-properties draw:fill="solid" draw:fill-color="#ffffff"/>
      <style:text-properties style:font-name="Liberation Serif" fo:font-style="italic" style:font-style-asian="italic" style:font-style-complex="italic"/>
    </style:style>
    <style:style style:name="P11" style:family="paragraph">
      <loext:graphic-properties draw:fill-color="#c0c0c0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color="#808080" style:font-name="Liberation Serif" fo:font-style="italic" style:font-style-asian="italic" style:font-style-complex="italic"/>
    </style:style>
    <style:style style:name="P14" style:family="paragraph">
      <loext:graphic-properties draw:fill="solid" draw:fill-color="#000000"/>
      <style:paragraph-properties fo:text-align="center"/>
      <style:text-properties style:font-name="Times New Roman" fo:font-weight="normal" style:font-weight-asian="normal" style:font-weight-complex="normal"/>
    </style:style>
    <style:style style:name="T1" style:family="text">
      <style:text-properties style:font-name="Liberation Serif" fo:font-style="italic" style:font-style-asian="italic" style:font-style-complex="italic"/>
    </style:style>
    <style:style style:name="T2" style:family="text">
      <style:text-properties style:text-position="sub 58%" style:font-name="Liberation Serif" fo:font-style="italic" style:font-style-asian="italic" style:font-style-complex="italic"/>
    </style:style>
    <style:style style:name="T3" style:family="text">
      <style:text-properties style:text-position="0% 100%" style:font-name="Liberation Serif" fo:font-style="italic" style:font-style-asian="italic" style:font-style-complex="italic"/>
    </style:style>
    <style:style style:name="T4" style:family="text">
      <style:text-properties fo:color="#808080" style:font-name="Liberation Serif" fo:font-style="italic" style:font-style-asian="italic" style:font-style-complex="italic"/>
    </style:style>
    <style:style style:name="T5" style:family="text">
      <style:text-properties fo:color="#808080" style:text-position="sub 58%" style:font-name="Liberation Serif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2cm" svg:height="0.5cm" svg:x="15.3cm" svg:y="16.1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5cm" svg:height="0.6cm" draw:transform="rotate (1.62018914462634) translate (16.201cm 16.6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2" draw:layer="layout" svg:width="0.2cm" svg:height="0.2cm" svg:x="15.5cm" svg:y="16.2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3" draw:layer="layout" svg:width="1.2cm" svg:height="0.5cm" svg:x="9.5cm" svg:y="12.4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6cm" draw:transform="rotate (1.62018914462634) translate (10.401cm 13.01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2" draw:layer="layout" svg:width="0.2cm" svg:height="0.2cm" svg:x="9.7cm" svg:y="12.5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3" draw:layer="layout" svg:width="2.871cm" svg:height="0.982cm" svg:x="16.098cm" svg:y="10.67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3" draw:layer="layout" svg:width="0.903cm" svg:height="0.848cm" draw:transform="rotate (0.581892772614909) translate (18.68cm 10.95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2" draw:layer="layout" svg:width="0.56cm" svg:height="0.938cm" draw:transform="skewX (0.00104719755119659) rotate (1.45926978759246) translate (16.067cm 11.458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3" draw:layer="layout" svg:width="0.114cm" svg:height="0.189cm" draw:transform="rotate (-0.358839694210034) translate (16.444cm 11.278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3" draw:layer="layout" svg:width="0.113cm" svg:height="0.186cm" draw:transform="skewX (0.0108210413623649) rotate (-0.358839694210034) translate (16.59cm 11.241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3" draw:layer="layout" svg:width="0.113cm" svg:height="0.189cm" draw:transform="skewX (0.00523598775598307) rotate (-0.358839694210034) translate (16.716cm 11.203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3" draw:layer="layout" svg:width="0.113cm" svg:height="0.189cm" draw:transform="skewX (-0.0052359877559829) rotate (-0.358839694210034) translate (16.851cm 11.165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3" draw:layer="layout" svg:width="0.114cm" svg:height="0.19cm" draw:transform="rotate (0.309970475154193) translate (16.703cm 11.007cm)">
            <text:p/>
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3" draw:layer="layout" svg:width="0.114cm" svg:height="0.19cm" draw:transform="rotate (0.309970475154193) translate (16.575cm 11.007cm)">
            <text:p/>
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3" draw:layer="layout" svg:width="0.114cm" svg:height="0.19cm" draw:transform="rotate (0.309970475154193) translate (16.401cm 10.989cm)">
            <text:p/>
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3" draw:layer="layout" svg:width="0.114cm" svg:height="0.19cm" draw:transform="rotate (0.309970475154193) translate (16.235cm 10.969cm)">
            <text:p/>
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10" draw:text-style-name="P2" draw:layer="layout" svg:width="0.597cm" svg:height="0.359cm" draw:transform="rotate (1.7551030958055) translate (17.304cm 11.531cm)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1" draw:text-style-name="P3" draw:layer="layout" svg:width="0.893cm" svg:height="0.363cm" draw:transform="rotate (1.7551030958055) translate (17.214cm 11.656cm)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12" draw:text-style-name="P3" draw:layer="layout" svg:width="1.246cm" svg:height="0.264cm" draw:transform="rotate (0.293564380185446) translate (17.171cm 10.761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" draw:text-style-name="P3" draw:layer="layout" svg:width="0.642cm" svg:height="0.262cm" draw:transform="rotate (0.916472390222222) translate (17.461cm 11.75cm)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4" draw:text-style-name="P2" draw:layer="layout" svg:width="0.264cm" svg:height="0.264cm" svg:x="16.982cm" svg:y="10.82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3" draw:layer="layout" svg:width="0.836cm" svg:height="0.435cm" svg:x="18.268cm" svg:y="10.937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16" draw:text-style-name="P4" draw:layer="layout" svg:x1="15.4cm" svg:y1="16.011cm" svg:x2="12.7cm" svg:y2="14.311cm">
          <text:p/>
        </draw:line>
        <draw:measure draw:style-name="gr17" draw:text-style-name="P5" draw:layer="layout" svg:x1="11.9cm" svg:y1="13.911cm" svg:x2="10.2cm" svg:y2="12.611cm">
          <text:p text:style-name="P5"/>
        </draw:measure>
        <draw:g>
          <draw:custom-shape draw:style-name="gr18" draw:text-style-name="P6" draw:layer="layout" svg:width="1.2cm" svg:height="0.5cm" svg:x="11.8cm" svg:y="13.7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6" draw:layer="layout" svg:width="0.5cm" svg:height="0.6cm" draw:transform="rotate (1.62018914462634) translate (12.701cm 14.2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2" draw:layer="layout" svg:width="0.2cm" svg:height="0.2cm" svg:x="12cm" svg:y="13.8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0" draw:text-style-name="P7" draw:layer="layout" svg:x1="16.2cm" svg:y1="11.1cm" svg:x2="10.9cm" svg:y2="12.4cm">
          <text:p/>
        </draw:line>
        <draw:line draw:style-name="gr20" draw:text-style-name="P7" draw:layer="layout" svg:x1="16.2cm" svg:y1="11.5cm" svg:x2="12.6cm" svg:y2="13.6cm">
          <text:p/>
        </draw:line>
        <draw:frame draw:style-name="gr21" draw:text-style-name="P8" draw:layer="layout" svg:width="1.077cm" svg:height="1.165cm" svg:x="16.772cm" svg:y="15.84cm">
          <draw:text-box>
            <text:p><text:span text:style-name="T1">P</text:span><text:span text:style-name="T2">a</text:span></text:p>
          </draw:text-box>
        </draw:frame>
        <draw:frame draw:style-name="gr22" draw:text-style-name="P8" draw:layer="layout" svg:width="1.094cm" svg:height="1.165cm" svg:x="13.151cm" svg:y="13.411cm">
          <draw:text-box>
            <text:p><text:span text:style-name="T1">P</text:span><text:span text:style-name="T2">T</text:span></text:p>
          </draw:text-box>
        </draw:frame>
        <draw:frame draw:style-name="gr23" draw:text-style-name="P8" draw:layer="layout" svg:width="1.34cm" svg:height="1.165cm" svg:x="9.1cm" svg:y="11.34cm">
          <draw:text-box>
            <text:p><text:span text:style-name="T1">P</text:span><text:span text:style-name="T2">TC</text:span></text:p>
          </draw:text-box>
        </draw:frame>
        <draw:g>
          <draw:path draw:style-name="gr24" draw:text-style-name="P9" draw:layer="layout" svg:width="0.455cm" svg:height="0.415cm" draw:transform="rotate (0.583289036016505) translate (14.1526526720277cm 12.8528494946716cm)" svg:viewBox="0 0 456 416" svg:d="M391 172c0-96-53-144-160-144h-50l-63 359c33 0 60 0 82 0 60 0 108-18 141-56 33-37 50-90 50-159zM250 0c67 0 118 15 153 44s53 71 53 126c0 49-10 92-31 130s-50 66-89 86c-38 20-83 30-134 30h-149-53l3-16 54-9 65-367-52-8 3-16z">
            <text:p/>
          </draw:path>
          <draw:path draw:style-name="gr24" draw:text-style-name="P9" draw:layer="layout" svg:width="0.245cm" svg:height="0.243cm" draw:transform="rotate (0.583289036016505) translate (14.7645881288306cm 12.9740527813737cm)" svg:viewBox="0 0 246 244" svg:d="M68 234c-1 3-2 6-2 10-22 0-44 0-66 0 1-4 1-7 2-10 7-2 13-3 20-5 41-76 82-153 122-229 12 0 23 0 35 0 15 76 30 153 45 229 7 2 15 3 22 5 0 3-1 6-2 10-28 0-57 0-85 0 1-4 1-7 2-10 8-2 17-3 26-5-4-23-8-46-12-69-32 0-63 0-95 0-12 23-24 46-37 69 8 2 16 3 25 5zM150 26c-21 39-41 78-62 117 28 0 56 0 84 0-7-39-15-78-22-117z">
            <text:p/>
          </draw:path>
          <draw:path draw:style-name="gr24" draw:text-style-name="P9" draw:layer="layout" svg:width="0.216cm" svg:height="0.241cm" draw:transform="rotate (0.583289036016505) translate (14.9675183297951cm 12.8419404586635cm)" svg:viewBox="0 0 217 242" svg:d="M112 131c46 0 70-22 70-65 0-17-5-29-13-38-9-8-22-12-40-12h-26l-20 115zM80 147l-14 81 39 4-2 10h-103l2-10 29-4 37-214-30-4 2-10h97c25 0 45 5 59 16s21 27 21 48c0 27-8 48-26 62-17 14-43 21-75 21z">
            <text:p/>
          </draw:path>
        </draw:g>
        <draw:g>
          <draw:path draw:style-name="gr24" draw:text-style-name="P9" draw:layer="layout" svg:width="0.455cm" svg:height="0.415cm" draw:transform="rotate (0.197920337176157) translate (13.0067374732508cm 11.0678925458796cm)" svg:viewBox="0 0 456 416" svg:d="M391 172c0-96-53-144-160-144h-50l-63 359c33 0 60 0 82 0 60 0 108-18 141-56 33-37 50-90 50-159zM250 0c67 0 118 15 153 44s53 71 53 126c0 49-10 92-31 130s-50 66-89 86c-38 20-83 30-134 30h-149-53l3-16 54-9 65-367-52-8 3-16z">
            <text:p/>
          </draw:path>
          <draw:path draw:style-name="gr24" draw:text-style-name="P9" draw:layer="layout" svg:width="0.227cm" svg:height="0.247cm" draw:transform="rotate (0.197920337176157) translate (13.5677547458536cm 11.4007780459832cm)" svg:viewBox="0 0 228 248" svg:d="M105 248c-33 0-59-9-77-26-19-17-28-41-28-72 0-30 6-56 19-79 12-23 30-40 52-53 23-12 49-18 79-18 25 0 51 3 78 9l-8 53h-11v-31c-8-6-17-9-27-12-11-3-22-5-33-5-22 0-42 6-59 18-17 11-30 28-40 49-9 21-14 46-14 73 0 26 6 45 19 59 12 13 30 20 53 20 14 0 27-2 40-6s24-9 32-16l13-36h12l-11 57c-14 5-29 9-45 12s-30 4-44 4z">
            <text:p/>
          </draw:path>
          <draw:path draw:style-name="gr24" draw:text-style-name="P9" draw:layer="layout" svg:width="0.216cm" svg:height="0.241cm" draw:transform="rotate (0.197920337176157) translate (13.7875120266871cm 11.3597663738976cm)" svg:viewBox="0 0 217 242" svg:d="M112 131c46 0 70-22 70-65 0-17-5-29-13-38-9-8-22-12-40-12h-26l-20 115zM80 147l-14 81 39 4-2 10h-103l2-10 29-4 37-214-30-4 2-10h97c25 0 45 5 59 16s21 27 21 48c0 27-8 48-26 62-17 14-43 21-75 21z">
            <text:p/>
          </draw:path>
        </draw:g>
        <draw:frame draw:style-name="gr25" draw:text-style-name="P8" draw:layer="layout" svg:width="0.959cm" svg:height="0.958cm" svg:x="14.3cm" svg:y="14.453cm">
          <draw:text-box>
            <text:p><text:span text:style-name="T1">D</text:span></text:p>
          </draw:text-box>
        </draw:frame>
        <draw:frame draw:style-name="gr26" draw:text-style-name="P10" draw:layer="layout" svg:width="4cm" svg:height="1.165cm" svg:x="15.7cm" svg:y="13.6cm">
          <draw:text-box>
            <text:p><text:span text:style-name="T1">D</text:span><text:span text:style-name="T2">AP </text:span><text:span text:style-name="T3">&lt;</text:span><text:span text:style-name="T1"> D</text:span><text:span text:style-name="T2">CP</text:span><text:span text:style-name="T1">: r</text:span><text:span text:style-name="T2">i </text:span></text:p>
          </draw:text-box>
        </draw:frame>
        <draw:g>
          <draw:custom-shape draw:style-name="gr27" draw:text-style-name="P11" draw:layer="layout" svg:width="2.871cm" svg:height="0.982cm" svg:x="1.916cm" svg:y="14.884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1" draw:layer="layout" svg:width="0.903cm" svg:height="0.848cm" draw:transform="rotate (0.581892772614909) translate (1cm 15.169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9" draw:text-style-name="P2" draw:layer="layout" svg:width="0.56cm" svg:height="0.934cm" draw:transform="skewX (0.00209439510239319) rotate (1.45926978759246) translate (3.835cm 15.668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0" draw:text-style-name="P11" draw:layer="layout" svg:width="0.114cm" svg:height="0.189cm" draw:transform="rotate (-0.358839694210034) translate (4.4cm 15.488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0" draw:text-style-name="P11" draw:layer="layout" svg:width="0.113cm" svg:height="0.188cm" draw:transform="skewX (0.0106465084371654) rotate (-0.358839694210034) translate (4.266cm 15.451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0" draw:text-style-name="P11" draw:layer="layout" svg:width="0.113cm" svg:height="0.189cm" draw:transform="skewX (0.0106465084371655) rotate (-0.358839694210034) translate (4.136cm 15.413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0" draw:text-style-name="P11" draw:layer="layout" svg:width="0.113cm" svg:height="0.189cm" draw:transform="skewX (-0.0052359877559829) rotate (-0.358839694210034) translate (4.001cm 15.375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0" draw:text-style-name="P11" draw:layer="layout" svg:width="0.114cm" svg:height="0.188cm" draw:transform="skewX (0.00523598775598299) rotate (0.309970475154193) translate (4.017cm 15.209cm)">
            <text:p/>
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0" draw:text-style-name="P11" draw:layer="layout" svg:width="0.114cm" svg:height="0.188cm" draw:transform="skewX (0.00523598775598299) rotate (0.309970475154193) translate (4.145cm 15.209cm)">
            <text:p/>
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0" draw:text-style-name="P11" draw:layer="layout" svg:width="0.114cm" svg:height="0.188cm" draw:transform="skewX (0.00523598775598299) rotate (0.309970475154193) translate (4.319cm 15.191cm)">
            <text:p/>
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0" draw:text-style-name="P11" draw:layer="layout" svg:width="0.114cm" svg:height="0.188cm" draw:transform="skewX (0.00523598775598299) rotate (0.309970475154193) translate (4.485cm 15.171cm)">
            <text:p/>
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30" draw:text-style-name="P11" draw:layer="layout" svg:width="0.597cm" svg:height="0.363cm" draw:transform="rotate (1.7551030958055) translate (3.348cm 15.741cm)">
              <text:p/>
  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0" draw:text-style-name="P11" draw:layer="layout" svg:width="0.893cm" svg:height="0.363cm" draw:transform="rotate (1.7551030958055) translate (3.478cm 15.866cm)">
              <text:p/>
  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31" draw:text-style-name="P11" draw:layer="layout" svg:width="1.246cm" svg:height="0.264cm" draw:transform="rotate (0.293564380185446) translate (2.445cm 14.971cm)">
            <text:p/>
            <draw:enhanced-geometry svg:viewBox="0 0 21600 21600" draw:mirror-horizont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0" draw:text-style-name="P11" draw:layer="layout" svg:width="0.642cm" svg:height="0.264cm" draw:transform="rotate (0.916472390222222) translate (2.827cm 15.96cm)">
            <text:p/>
            <draw:enhanced-geometry svg:viewBox="0 0 21600 21600" draw:mirror-horizont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2" draw:text-style-name="P2" draw:layer="layout" svg:width="0.264cm" svg:height="0.264cm" svg:x="3.654cm" svg:y="15.035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1" draw:layer="layout" svg:width="0.836cm" svg:height="0.435cm" svg:x="1.796cm" svg:y="15.147cm">
            <text:p/>
            <draw:enhanced-geometry svg:viewBox="0 0 21600 21600" draw:mirror-horizontal="false" draw:type="rectangle" draw:enhanced-path="M 0 0 L 21600 0 21600 21600 0 21600 0 0 Z N"/>
          </draw:custom-shape>
        </draw:g>
        <draw:frame draw:style-name="gr34" draw:text-style-name="P12" draw:layer="layout" svg:width="14.425cm" svg:height="0.962cm" svg:x="1cm" svg:y="9.3cm">
          <draw:text-box>
            <text:p>(b): agent is in front of conspecific, risk not diluted</text:p>
          </draw:text-box>
        </draw:frame>
        <draw:frame draw:style-name="gr35" draw:text-style-name="P8" draw:layer="layout" svg:width="0.993cm" svg:height="1.165cm" svg:x="18.4cm" svg:y="9.735cm">
          <draw:text-box>
            <text:p><text:span text:style-name="T1">P</text:span><text:span text:style-name="T2">i</text:span></text:p>
          </draw:text-box>
        </draw:frame>
        <draw:g>
          <draw:custom-shape draw:style-name="gr36" draw:text-style-name="P3" draw:layer="layout" svg:width="2.871cm" svg:height="0.982cm" svg:x="2.016cm" svg:y="6.1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3" draw:layer="layout" svg:width="0.903cm" svg:height="0.848cm" draw:transform="rotate (0.581892772614909) translate (1.1cm 6.44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9" draw:text-style-name="P2" draw:layer="layout" svg:width="0.56cm" svg:height="0.934cm" draw:transform="skewX (0.00104719755119661) rotate (1.45926978759246) translate (3.935cm 6.94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3" draw:layer="layout" svg:width="0.114cm" svg:height="0.189cm" draw:transform="rotate (-0.358839694210034) translate (4.5cm 6.76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3" draw:layer="layout" svg:width="0.113cm" svg:height="0.188cm" draw:transform="skewX (0.0106465084371654) rotate (-0.358839694210034) translate (4.366cm 6.7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3" draw:layer="layout" svg:width="0.113cm" svg:height="0.189cm" draw:transform="skewX (0.0106465084371655) rotate (-0.358839694210034) translate (4.236cm 6.69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3" draw:layer="layout" svg:width="0.113cm" svg:height="0.189cm" draw:transform="skewX (-0.0052359877559829) rotate (-0.358839694210034) translate (4.101cm 6.65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3" draw:layer="layout" svg:width="0.114cm" svg:height="0.19cm" draw:transform="rotate (0.309970475154193) translate (4.117cm 6.498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3" draw:layer="layout" svg:width="0.114cm" svg:height="0.19cm" draw:transform="rotate (0.309970475154193) translate (4.245cm 6.498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3" draw:layer="layout" svg:width="0.114cm" svg:height="0.19cm" draw:transform="rotate (0.309970475154193) translate (4.419cm 6.48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3" draw:layer="layout" svg:width="0.114cm" svg:height="0.19cm" draw:transform="rotate (0.309970475154193) translate (4.585cm 6.46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32" draw:text-style-name="P2" draw:layer="layout" svg:width="0.597cm" svg:height="0.363cm" draw:transform="rotate (1.7551030958055) translate (3.448cm 7.0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3" draw:layer="layout" svg:width="0.893cm" svg:height="0.363cm" draw:transform="rotate (1.7551030958055) translate (3.578cm 7.145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38" draw:text-style-name="P3" draw:layer="layout" svg:width="1.246cm" svg:height="0.264cm" draw:transform="rotate (0.293564380185446) translate (2.545cm 6.25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3" draw:layer="layout" svg:width="0.642cm" svg:height="0.264cm" draw:transform="rotate (0.916472390222222) translate (2.927cm 7.239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2" draw:text-style-name="P2" draw:layer="layout" svg:width="0.264cm" svg:height="0.264cm" svg:x="3.754cm" svg:y="6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3" draw:layer="layout" svg:width="0.836cm" svg:height="0.435cm" svg:x="1.896cm" svg:y="6.42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1.2cm" svg:height="0.5cm" svg:x="15.5cm" svg:y="7.3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5cm" svg:height="0.6cm" draw:transform="rotate (1.62018914462634) translate (16.401cm 7.9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2" draw:layer="layout" svg:width="0.2cm" svg:height="0.2cm" svg:x="15.7cm" svg:y="7.4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3" draw:layer="layout" svg:width="1.2cm" svg:height="0.5cm" svg:x="9.7cm" svg:y="3.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6cm" draw:transform="rotate (1.62018914462634) translate (10.601cm 4.28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2" draw:layer="layout" svg:width="0.2cm" svg:height="0.2cm" svg:x="9.9cm" svg:y="3.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9" draw:text-style-name="P11" draw:layer="layout" svg:width="2.871cm" svg:height="0.982cm" svg:x="16.298cm" svg:y="1.952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1" draw:layer="layout" svg:width="0.903cm" svg:height="0.848cm" draw:transform="rotate (0.581892772614909) translate (18.88cm 2.237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2" draw:layer="layout" svg:width="0.56cm" svg:height="0.938cm" draw:transform="skewX (0.00104719755119659) rotate (1.45926978759246) translate (16.267cm 2.736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0" draw:text-style-name="P11" draw:layer="layout" svg:width="0.114cm" svg:height="0.189cm" draw:transform="rotate (-0.358839694210034) translate (16.644cm 2.556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0" draw:text-style-name="P11" draw:layer="layout" svg:width="0.113cm" svg:height="0.186cm" draw:transform="skewX (0.0108210413623649) rotate (-0.358839694210034) translate (16.79cm 2.51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0" draw:text-style-name="P11" draw:layer="layout" svg:width="0.113cm" svg:height="0.189cm" draw:transform="skewX (0.00523598775598307) rotate (-0.358839694210034) translate (16.916cm 2.481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0" draw:text-style-name="P11" draw:layer="layout" svg:width="0.113cm" svg:height="0.189cm" draw:transform="skewX (-0.0052359877559829) rotate (-0.358839694210034) translate (17.051cm 2.443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0" draw:text-style-name="P11" draw:layer="layout" svg:width="0.114cm" svg:height="0.19cm" draw:transform="rotate (0.309970475154193) translate (16.903cm 2.285cm)">
            <text:p/>
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0" draw:text-style-name="P11" draw:layer="layout" svg:width="0.114cm" svg:height="0.19cm" draw:transform="rotate (0.309970475154193) translate (16.775cm 2.285cm)">
            <text:p/>
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0" draw:text-style-name="P11" draw:layer="layout" svg:width="0.114cm" svg:height="0.19cm" draw:transform="rotate (0.309970475154193) translate (16.601cm 2.267cm)">
            <text:p/>
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0" draw:text-style-name="P11" draw:layer="layout" svg:width="0.114cm" svg:height="0.19cm" draw:transform="rotate (0.309970475154193) translate (16.435cm 2.247cm)">
            <text:p/>
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41" draw:text-style-name="P11" draw:layer="layout" svg:width="0.597cm" svg:height="0.359cm" draw:transform="rotate (1.7551030958055) translate (17.504cm 2.809cm)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2" draw:text-style-name="P11" draw:layer="layout" svg:width="0.893cm" svg:height="0.363cm" draw:transform="rotate (1.7551030958055) translate (17.414cm 2.934cm)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43" draw:text-style-name="P11" draw:layer="layout" svg:width="1.246cm" svg:height="0.264cm" draw:transform="rotate (0.293564380185446) translate (17.371cm 2.039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4" draw:text-style-name="P11" draw:layer="layout" svg:width="0.642cm" svg:height="0.262cm" draw:transform="rotate (0.916472390222222) translate (17.661cm 3.028cm)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4" draw:text-style-name="P2" draw:layer="layout" svg:width="0.264cm" svg:height="0.264cm" svg:x="17.182cm" svg:y="2.10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1" draw:layer="layout" svg:width="0.836cm" svg:height="0.435cm" svg:x="18.468cm" svg:y="2.215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16" draw:text-style-name="P4" draw:layer="layout" svg:x1="15.6cm" svg:y1="7.289cm" svg:x2="12.9cm" svg:y2="5.589cm">
          <text:p/>
        </draw:line>
        <draw:measure draw:style-name="gr45" draw:text-style-name="P5" draw:layer="measurelines" svg:x1="12.1cm" svg:y1="5.189cm" svg:x2="10.4cm" svg:y2="3.889cm">
          <text:p text:style-name="P5"/>
        </draw:measure>
        <draw:g>
          <draw:custom-shape draw:style-name="gr18" draw:text-style-name="P6" draw:layer="layout" svg:width="1.2cm" svg:height="0.5cm" svg:x="12cm" svg:y="4.9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6" draw:layer="layout" svg:width="0.5cm" svg:height="0.6cm" draw:transform="rotate (1.62018914462634) translate (12.901cm 5.5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2" draw:layer="layout" svg:width="0.2cm" svg:height="0.2cm" svg:x="12.2cm" svg:y="5.0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0" draw:text-style-name="P7" draw:layer="layout" svg:x1="9.5cm" svg:y1="4.089cm" svg:x2="4.6cm" svg:y2="6.189cm">
          <text:p/>
        </draw:line>
        <draw:line draw:style-name="gr20" draw:text-style-name="P7" draw:layer="layout" svg:x1="11.8cm" svg:y1="5.389cm" svg:x2="5cm" svg:y2="6.589cm">
          <text:p/>
        </draw:line>
        <draw:frame draw:style-name="gr21" draw:text-style-name="P8" draw:layer="layout" svg:width="1.077cm" svg:height="1.165cm" svg:x="16.972cm" svg:y="7.118cm">
          <draw:text-box>
            <text:p><text:span text:style-name="T1">P</text:span><text:span text:style-name="T2">a</text:span></text:p>
          </draw:text-box>
        </draw:frame>
        <draw:frame draw:style-name="gr22" draw:text-style-name="P8" draw:layer="layout" svg:width="1.094cm" svg:height="1.165cm" svg:x="13.351cm" svg:y="4.689cm">
          <draw:text-box>
            <text:p><text:span text:style-name="T1">P</text:span><text:span text:style-name="T2">T</text:span></text:p>
          </draw:text-box>
        </draw:frame>
        <draw:frame draw:style-name="gr23" draw:text-style-name="P8" draw:layer="layout" svg:width="1.34cm" svg:height="1.165cm" svg:x="9.3cm" svg:y="2.618cm">
          <draw:text-box>
            <text:p><text:span text:style-name="T1">P</text:span><text:span text:style-name="T2">TC</text:span></text:p>
          </draw:text-box>
        </draw:frame>
        <draw:g>
          <draw:path draw:style-name="gr24" draw:text-style-name="P9" draw:layer="layout" svg:width="0.455cm" svg:height="0.415cm" draw:transform="rotate (0.214850030920502) translate (8.05354558495074cm 6.16202040321703cm)" svg:viewBox="0 0 456 416" svg:d="M391 172c0-96-53-144-160-144h-50l-63 359c33 0 60 0 82 0 60 0 108-18 141-56 33-37 50-90 50-159zM250 0c67 0 118 15 153 44s53 71 53 126c0 49-10 92-31 130s-50 66-89 86c-38 20-83 30-134 30h-149-53l3-16 54-9 65-367-52-8 3-16z">
            <text:p/>
          </draw:path>
          <draw:path draw:style-name="gr24" draw:text-style-name="P9" draw:layer="layout" svg:width="0.245cm" svg:height="0.243cm" draw:transform="rotate (0.214850030920502) translate (8.58076194371963cm 6.49548427089457cm)" svg:viewBox="0 0 246 244" svg:d="M68 234c-1 3-2 6-2 10-22 0-44 0-66 0 1-4 1-7 2-10 7-2 13-3 20-5 41-76 82-153 122-229 12 0 23 0 35 0 15 76 30 153 45 229 7 2 15 3 22 5 0 3-1 6-2 10-28-1-57 0-85 0 1-4 1-7 2-10 8-2 17-3 26-5-4-23-8-46-12-69-32 0-63 0-95 0-12 23-24 46-37 69 8 2 16 3 25 5zM150 26c-21 39-41 78-62 117 28 0 56 0 84 0-7-39-15-78-22-117z">
            <text:p/>
          </draw:path>
          <draw:path draw:style-name="gr24" draw:text-style-name="P9" draw:layer="layout" svg:width="0.216cm" svg:height="0.241cm" draw:transform="rotate (0.214850030920502) translate (8.8176551645419cm 6.44532518194907cm)" svg:viewBox="0 0 217 242" svg:d="M112 131c46 0 70-22 70-65 0-17-5-29-13-38-9-8-22-12-40-12h-26l-20 115zM80 147l-14 81 39 4-2 10h-103l2-10 29-4 37-214-30-4 2-10h97c25 0 45 5 59 16s21 27 21 48c0 27-8 48-26 62-17 14-43 21-75 21z">
            <text:p/>
          </draw:path>
        </draw:g>
        <draw:g>
          <draw:path draw:style-name="gr24" draw:text-style-name="P9" draw:layer="layout" svg:width="0.455cm" svg:height="0.415cm" draw:transform="rotate (0.404043721836687) translate (6.16763210947768cm 4.62421792787574cm)" svg:viewBox="0 0 456 416" svg:d="M391 172c0-96-53-144-160-144h-50l-63 359c33 0 60 0 82 0 60 0 108-18 141-56 33-37 50-90 50-159zM250 0c67 0 118 15 153 44s53 71 53 126c0 49-10 92-31 130s-50 66-89 86c-38 20-83 30-134 30h-149-53l3-16 54-9 65-367-52-8 3-16z">
            <text:p/>
          </draw:path>
          <draw:path draw:style-name="gr24" draw:text-style-name="P9" draw:layer="layout" svg:width="0.227cm" svg:height="0.247cm" draw:transform="rotate (0.404043721836687) translate (6.78490423149981cm 4.83523513976185cm)" svg:viewBox="0 0 228 248" svg:d="M105 248c-33 0-59-9-77-26-19-17-28-41-28-72 0-30 6-56 19-79 12-23 30-40 52-53 23-12 49-18 79-18 25 0 51 3 78 9l-8 53h-11v-31c-8-6-17-9-27-12-11-3-22-5-33-5-22 0-42 6-59 18-17 11-30 28-40 49-9 21-14 46-14 73 0 26 6 45 19 59 12 13 30 20 53 20 14 0 27-2 40-6s24-9 32-16l13-36h12l-11 57c-14 5-29 9-45 12s-30 4-44 4z">
            <text:p/>
          </draw:path>
          <draw:path draw:style-name="gr24" draw:text-style-name="P9" draw:layer="layout" svg:width="0.216cm" svg:height="0.241cm" draw:transform="rotate (0.404043721836687) translate (6.99161588893711cm 4.75011457581819cm)" svg:viewBox="0 0 217 242" svg:d="M112 131c46 0 70-22 70-65 0-17-5-29-13-38-9-8-22-12-40-12h-26l-20 115zM80 147l-14 81 39 4-2 10h-103l2-10 29-4 37-214-30-4 2-10h97c25 0 45 5 59 16s21 27 21 48c0 27-8 48-26 62-17 14-43 21-75 21z">
            <text:p/>
          </draw:path>
        </draw:g>
        <draw:frame draw:style-name="gr25" draw:text-style-name="P8" draw:layer="layout" svg:width="0.959cm" svg:height="0.958cm" svg:x="14.5cm" svg:y="5.731cm">
          <draw:text-box>
            <text:p><text:span text:style-name="T1">D</text:span></text:p>
          </draw:text-box>
        </draw:frame>
        <draw:frame draw:style-name="gr46" draw:text-style-name="P10" draw:layer="layout" svg:width="4.685cm" svg:height="1.165cm" svg:x="7.297cm" svg:y="7.335cm">
          <draw:text-box>
            <text:p><text:span text:style-name="T1">D</text:span><text:span text:style-name="T2">AP </text:span><text:span text:style-name="T1">&gt; D</text:span><text:span text:style-name="T2">CP</text:span><text:span text:style-name="T1">: 0.5 r</text:span><text:span text:style-name="T2">i</text:span></text:p>
          </draw:text-box>
        </draw:frame>
        <draw:frame draw:style-name="gr47" draw:text-style-name="P12" draw:layer="layout" svg:width="11.983cm" svg:height="0.962cm" svg:x="1cm" svg:y="1cm">
          <draw:text-box>
            <text:p>(a): agent behind conspecific, risk diluted</text:p>
          </draw:text-box>
        </draw:frame>
        <draw:frame draw:style-name="gr35" draw:text-style-name="P8" draw:layer="layout" svg:width="0.993cm" svg:height="1.165cm" svg:x="1.532cm" svg:y="5.3cm">
          <draw:text-box>
            <text:p><text:span text:style-name="T1">P</text:span><text:span text:style-name="T2">i</text:span></text:p>
          </draw:text-box>
        </draw:frame>
        <draw:frame draw:style-name="gr35" draw:text-style-name="P13" draw:layer="layout" svg:width="0.993cm" svg:height="1.165cm" svg:x="19.607cm" svg:y="1.835cm">
          <draw:text-box>
            <text:p><text:span text:style-name="T4">P</text:span><text:span text:style-name="T5">i</text:span></text:p>
          </draw:text-box>
        </draw:frame>
        <draw:frame draw:style-name="gr35" draw:text-style-name="P13" draw:layer="layout" svg:width="0.993cm" svg:height="1.165cm" svg:x="1.107cm" svg:y="13.6cm">
          <draw:text-box>
            <text:p><text:span text:style-name="T4">P</text:span><text:span text:style-name="T5">i</text:span></text:p>
          </draw:text-box>
        </draw:frame>
        <draw:path draw:style-name="gr48" draw:text-style-name="P14" draw:layer="layout" svg:width="0.376cm" svg:height="0.43cm" draw:transform="rotate (-0.669508301065025) translate (12.3670240122903cm 2.72834410092842cm)" svg:viewBox="0 0 377 431" svg:d="M0 431c63-144 126-287 189-431 3 0 7 0 10 0 59 144 119 287 178 431-126 0-251 0-377 0zM303 405c-42-104-84-207-126-310-45 103-90 206-135 310 87 0 174 0 261 0z">
          <text:p/>
        </draw:path>
        <draw:path draw:style-name="gr48" draw:text-style-name="P14" draw:layer="layout" svg:width="0.376cm" svg:height="0.43cm" draw:transform="rotate (-0.669508301065025) translate (10.1670240122903cm 14.0823441009284cm)" svg:viewBox="0 0 377 431" svg:d="M0 431c63-144 126-287 189-431 3 0 7 0 10 0 59 144 119 287 178 431-126 0-251 0-377 0zM303 405c-42-104-84-207-126-310-45 103-90 206-135 310 87 0 174 0 261 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7-07-18T00:02:01.878352409</meta:creation-date>
    <dc:date>2017-07-22T10:58:56.100612391</dc:date>
    <dc:creator>Sergey Budaev</dc:creator>
    <meta:editing-duration>PT59M46S</meta:editing-duration>
    <meta:editing-cycles>30</meta:editing-cycles>
    <meta:generator>LibreOffice/5.1.6.2$Linux_X86_64 LibreOffice_project/07ac168c60a517dba0f0d7bc7540f5afa45f0909</meta:generator>
    <meta:document-statistic meta:object-count="142"/>
  </office:meta>
</office:document-meta>
</file>